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Converter.setOnlyFirstToString( boolean onlyFirstTo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Converter.getDefaul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Converter.ArrayConverter( Class defaultType , Converter elementConver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rrayConverter.setDelimiter( char delim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Converter.convertToCollection( Class type ,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rrayConvert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rrayConverter.parseElements( Class type , String valu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ArrayConverter.convertToString( Object valu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ArrayConverter.getDefault( Class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rrayConverter.ArrayConverter( Class defaultType , Converter elementConverter , int default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rrayConverter.convertToType( Class type ,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rrayConverter.setAllowedChars( char [ ] allowedCh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Converter.convertArray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